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fo:language="fr" fo:country="FR" officeooo:paragraph-rsid="0019a8c7"/>
    </style:style>
    <style:style style:name="P2" style:family="paragraph" style:parent-style-name="Standard">
      <style:paragraph-properties fo:text-align="center" style:justify-single-word="false"/>
      <style:text-properties fo:font-size="15pt" fo:language="fr" fo:country="FR" fo:font-weight="bold" officeooo:paragraph-rsid="001818b5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language="fr" fo:country="FR" officeooo:paragraph-rsid="0019a8c7" style:font-size-asian="15pt" style:font-size-complex="15pt"/>
    </style:style>
    <style:style style:name="P4" style:family="paragraph" style:parent-style-name="Standard">
      <style:text-properties fo:font-size="14pt" fo:language="fr" fo:country="FR" officeooo:paragraph-rsid="00171220" style:font-size-asian="14pt" style:font-size-complex="14pt"/>
    </style:style>
    <style:style style:name="P5" style:family="paragraph" style:parent-style-name="Standard">
      <style:text-properties fo:font-size="14pt" fo:language="fr" fo:country="FR" officeooo:paragraph-rsid="00175827" style:font-size-asian="14pt" style:font-size-complex="14pt"/>
    </style:style>
    <style:style style:name="P6" style:family="paragraph" style:parent-style-name="Standard">
      <style:text-properties fo:font-size="14pt" fo:language="fr" fo:country="FR" officeooo:paragraph-rsid="001818b5" style:font-size-asian="14pt" style:font-size-complex="14pt"/>
    </style:style>
    <style:style style:name="P7" style:family="paragraph" style:parent-style-name="Standard">
      <style:text-properties fo:font-size="14pt" fo:language="fr" fo:country="FR" officeooo:paragraph-rsid="00175827" fo:background-color="transparent" style:font-size-asian="14pt" style:font-size-complex="14pt"/>
    </style:style>
    <style:style style:name="P8" style:family="paragraph" style:parent-style-name="Standard">
      <style:text-properties fo:font-size="14pt" fo:language="fr" fo:country="FR" officeooo:paragraph-rsid="001818b5" fo:background-color="transparent" style:font-size-asian="14pt" style:font-size-complex="14pt"/>
    </style:style>
    <style:style style:name="P9" style:family="paragraph" style:parent-style-name="Standard">
      <style:text-properties fo:font-size="14pt" fo:language="fr" fo:country="FR" fo:font-weight="bold" officeooo:paragraph-rsid="0019a8c7" fo:background-color="#ffff00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language="fr" fo:country="FR" officeooo:paragraph-rsid="0019a8c7" fo:background-color="#ffff00" style:font-size-asian="14pt" style:font-size-complex="14pt"/>
    </style:style>
    <style:style style:name="P11" style:family="paragraph" style:parent-style-name="Table_20_Contents">
      <style:text-properties fo:font-size="14pt" officeooo:paragraph-rsid="00171220" style:font-size-asian="14pt" style:font-size-complex="14pt"/>
    </style:style>
    <style:style style:name="T1" style:family="text">
      <style:text-properties officeooo:rsid="00171220"/>
    </style:style>
    <style:style style:name="T2" style:family="text">
      <style:text-properties officeooo:rsid="00175827"/>
    </style:style>
    <style:style style:name="T3" style:family="text">
      <style:text-properties officeooo:rsid="00175827" fo:background-color="#ffff00"/>
    </style:style>
    <style:style style:name="T4" style:family="text">
      <style:text-properties officeooo:rsid="001818b5"/>
    </style:style>
    <style:style style:name="T5" style:family="text">
      <style:text-properties officeooo:rsid="0019a8c7"/>
    </style:style>
    <style:style style:name="T6" style:family="text">
      <style:text-properties style:text-underline-style="solid" style:text-underline-width="auto" style:text-underline-color="font-color" officeooo:rsid="0019a8c7"/>
    </style:style>
    <style:style style:name="T7" style:family="text">
      <style:text-properties fo:font-weight="bold" officeooo:rsid="00175827" style:font-weight-asian="bold" style:font-weight-complex="bold"/>
    </style:style>
    <style:style style:name="T8" style:family="text">
      <style:text-properties fo:font-weight="bold" officeooo:rsid="0019a8c7" style:font-weight-asian="bold" style:font-weight-complex="bold"/>
    </style:style>
    <style:style style:name="T9" style:family="text">
      <style:text-properties fo:font-weight="bold" officeooo:rsid="0017122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SPECIFICATION</text:span><text:span text:style-name="T5">S</text:span><text:span text:style-name="T4"> DETAILLEE</text:span><text:span text:style-name="T5">S</text:span></text:p>
      <text:p text:style-name="P3"><text:span text:style-name="T5">Cas général d'une utilisation</text:span></text:p>
      <text:p text:style-name="P1"><text:span text:style-name="T5"/></text:p>
      <text:p text:style-name="P4"><text:span text:style-name="T1"/></text:p>
      <text:p text:style-name="P4"><text:span text:style-name="T8">1.</text:span><text:span text:style-name="T5"> </text:span><text:span text:style-name="T1">Configurer lecteur (via logiciel sur Windows) :</text:span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"><text:span text:style-name="T1">→ un numéro</text:span></text:p>
            <text:p text:style-name="P4"><text:span text:style-name="T1">→ une adresse IP</text:span></text:p>
            <text:p text:style-name="P4"><text:span text:style-name="T1">→ adresse IP destinataire (IP serveur SuPer</text:span><text:span text:style-name="T1">) </text:span></text:p>
          </table:table-cell>
          <table:table-cell table:style-name="Tableau1.B1" office:value-type="string">
            <text:p text:style-name="P11"><text:span text:style-name="T1"/></text:p>
            <text:p text:style-name="P11"><text:span text:style-name="T1">Saisir ces informations dans la Base de données (BDD)</text:span></text:p>
            <text:p text:style-name="P11"><text:span text:style-name="T1">(pour lier un lieu à un lecteur)</text:span></text:p>
          </table:table-cell>
        </table:table-row>
      </table:table>
      <text:p text:style-name="P4"><text:span text:style-name="T1"/></text:p>
      <text:p text:style-name="P4"><text:span text:style-name="T9">2.</text:span><text:span text:style-name="T1"> Il faut connecter le lecteur au réseau :</text:span></text:p>
      <text:p text:style-name="P4"><text:span text:style-name="T1">→ il envoi une trame (???) (« Je suis là »)</text:span></text:p>
      <text:p text:style-name="P4"><text:span text:style-name="T1"/></text:p>
      <text:p text:style-name="P4"><text:span text:style-name="T9">3.</text:span><text:span text:style-name="T1"> Cette trame est reçue par le serveur SuPer :</text:span></text:p>
      <text:p text:style-name="P4"><text:span text:style-name="T1">→ elle est détectée</text:span></text:p>
      <text:p text:style-name="P4"><text:span text:style-name="T1">→ nouvelle info : un lecteur vient de se connecter</text:span></text:p>
      <text:p text:style-name="P4"><text:span text:style-name="T1">→ interface homme-machine (IHM) de l'application se met à jour</text:span></text:p>
      <text:p text:style-name="P4"><text:span text:style-name="T1"><text:tab/>→ dans la zone du lecteur, un voyant vert s'affiche</text:span></text:p>
      <text:p text:style-name="P4"><text:span text:style-name="T1">→ application qui actualise les informations de la BDD</text:span></text:p>
      <text:p text:style-name="P4"><text:span text:style-name="T1"><text:tab/>→ tel lecteur (son numéro)</text:span></text:p>
      <text:p text:style-name="P4"><text:span text:style-name="T1"><text:tab/>→ …vient de s'allumer (ON)</text:span></text:p>
      <text:p text:style-name="P4"><text:span text:style-name="T1"><text:tab/>→ …dans la zone X</text:span></text:p>
      <text:p text:style-name="P4"><text:span text:style-name="T1"/></text:p>
      <text:p text:style-name="P4"><text:span text:style-name="T9">4.</text:span><text:span text:style-name="T1"> Ajouter des personnes dans la BDD</text:span></text:p>
      <text:p text:style-name="P4"><text:span text:style-name="T1"/></text:p>
      <text:p text:style-name="P4"><text:span text:style-name="T8">5.</text:span><text:span text:style-name="T5"> </text:span><text:span text:style-name="T1">Configurer un badge RFID actif (via logiciel sur Windows) :</text:span></text:p>
      <text:p text:style-name="P4"><text:span text:style-name="T1">→ numéro</text:span></text:p>
      <text:p text:style-name="P4"><text:span text:style-name="T1">→ piles</text:span></text:p>
      <text:p text:style-name="P4"><text:span text:style-name="T1">→ intervalles d'émission</text:span></text:p>
      <text:p text:style-name="P4"><text:span text:style-name="T1">→ précision (mouvement)</text:span></text:p>
      <text:p text:style-name="P4"><text:span text:style-name="T1"/></text:p>
      <text:p text:style-name="P4"><text:span text:style-name="T8">6. </text:span><text:span text:style-name="T1">Lier un badge à une personne :</text:span></text:p>
      <text:p text:style-name="P4"><text:span text:style-name="T1">→ via logiciel de configuration (le notre)</text:span></text:p>
      <text:p text:style-name="P4"><text:span text:style-name="T1">→ informations saisies dans une BDD (la notre)</text:span></text:p>
      <text:p text:style-name="P4"><text:span text:style-name="T1"/></text:p>
      <text:p text:style-name="P4"><text:span text:style-name="T8">7.</text:span><text:span text:style-name="T5"> </text:span><text:span text:style-name="T1">Le badge émet </text:span><text:span text:style-name="T2">des trames toutes les X (intervalles d'émission à configurer au </text:span><text:span text:style-name="T5">5.</text:span><text:span text:style-name="T2">)</text:span></text:p>
      <text:p text:style-name="P4"><text:span text:style-name="T2"/></text:p>
      <text:p text:style-name="P5"><text:span text:style-name="T8">8.</text:span><text:span text:style-name="T5"> </text:span><text:span text:style-name="T2">Le lecteur reçoit des trames :</text:span></text:p>
      <text:p text:style-name="P5"><text:span text:style-name="T2">→ ces trames sont converties (à l'intérieur du lecteur) en protocole TCP/IP</text:span></text:p>
      <text:p text:style-name="P5"><text:span text:style-name="T2">→ …puis envoyé au destinataire sur le réseau (destinataire configurer au xx)</text:span></text:p>
      <text:p text:style-name="P5"><text:span text:style-name="T2"/></text:p>
      <text:p text:style-name="P5"><text:soft-page-break/><text:span text:style-name="T7">9.</text:span><text:span text:style-name="T2"> SuPer reçoit ces trames, l'application (la notre) :</text:span></text:p>
      <text:p text:style-name="P5"><text:span text:style-name="T2">→ filtre ces trames (ne garde que les trames « valides » (entourées de [ ] et de taille X))</text:span></text:p>
      <text:p text:style-name="P5"><text:span text:style-name="T2">→ décode ces trames et ne garde que les valides (contenu non corrompu)</text:span></text:p>
      <text:p text:style-name="P5"><text:span text:style-name="T2">→ actualise l'IHM</text:span></text:p>
      <text:p text:style-name="P5"><text:span text:style-name="T2">→ actualise la BDD</text:span></text:p>
      <text:p text:style-name="P5"><text:span text:style-name="T2">→ active temporisations (quand le badge ne bouge plus ou qu'il y a un problème de réception)</text:span></text:p>
      <text:p text:style-name="P5"><text:span text:style-name="T2">→ actualise l'IHM en fonction</text:span></text:p>
      <text:p text:style-name="P5"><text:span text:style-name="T2"/></text:p>
      <text:p text:style-name="P5"><text:span text:style-name="T8">10.</text:span><text:span text:style-name="T5"> </text:span><text:span text:style-name="T2">Régulièrement le serveur de SuPervision EON :</text:span></text:p>
      <text:p text:style-name="P5"><text:span text:style-name="T2">→ interroge SuPer (protocole SNMP avec client SNMP) pour avoir de ses nouvelles (mort, problème...?) </text:span><text:span text:style-name="T3">(mais aussi des nouvelles des lecteurs ? A PRECISER)</text:span></text:p>
      <text:p text:style-name="P7"><text:span text:style-name="T2">→ interroge SuPer (protocole HTTP avec serveur Apache) pour recevoir une page web contenant toutes les informations de la BDD.</text:span></text:p>
      <text:p text:style-name="P7"><text:span text:style-name="T2"/></text:p>
      <text:p text:style-name="P7"><text:span text:style-name="T7">1</text:span><text:span text:style-name="T8">1.</text:span><text:span text:style-name="T5"> </text:span><text:span text:style-name="T2">Il existe 2 IHM différentes de nos applications ( 2 logiciels différents) :</text:span></text:p>
      <text:p text:style-name="P7"><text:span text:style-name="T2">→ le « F</text:span><text:span text:style-name="T4">r</text:span><text:span text:style-name="T2">ont end », partie « publique » qui affiche </text:span><text:span text:style-name="T4">des voyants, la représentation du labo (LSBB), etc (affichage de toutes les informations utiles)</text:span></text:p>
      <text:p text:style-name="P7"><text:span text:style-name="T4"/></text:p>
      <text:p text:style-name="P8"><text:span text:style-name="T4">→ le « Back end », partie « SuPerviseur » réservée aux administrateurs permettant de configurer (Créer, Modifier, Supprimer)</text:span></text:p>
      <text:p text:style-name="P8"><text:span text:style-name="T4"><text:tab/>→ les badges</text:span></text:p>
      <text:p text:style-name="P8"><text:span text:style-name="T4"><text:tab/>→ les personnes</text:span></text:p>
      <text:p text:style-name="P8"><text:span text:style-name="T4"><text:tab/>→ les lecteurs</text:span></text:p>
      <text:p text:style-name="P8"><text:span text:style-name="T4"><text:tab/>→ lier un badge à une personne</text:span></text:p>
      <text:p text:style-name="P8"><text:span text:style-name="T4"><text:tab/>→ lier un lecteur à une zone</text:span></text:p>
      <text:p text:style-name="P6"><text:span text:style-name="T2"/></text:p>
      <text:p text:style-name="P6"><text:span text:style-name="T2"/></text:p>
      <text:p text:style-name="P9"><text:span text:style-name="T5">A PRECISER :</text:span></text:p>
      <text:p text:style-name="P10"><text:span text:style-name="T5">→ 10. rôle de EON/page web</text:span></text:p>
      <text:p text:style-name="P10"><text:span text:style-name="T5">→ Est-ce que l'on doit </text:span><text:span text:style-name="T6">absolument</text:span><text:span text:style-name="T5"> connaître le sens de déplacement de la personne ?</text:span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9T11:24:52.21</meta:creation-date>
    <dc:date>2013-01-19T12:23:38.14</dc:date>
    <meta:editing-duration>PT12M5S</meta:editing-duration>
    <meta:editing-cycles>1</meta:editing-cycles>
    <meta:document-statistic meta:table-count="1" meta:image-count="0" meta:object-count="0" meta:page-count="2" meta:paragraph-count="53" meta:word-count="458" meta:character-count="2527" meta:non-whitespace-character-count="2112"/>
    <meta:generator>LibreOffice/3.6$Windows_x86 LibreOffice_project/2ef5aff-a6fb0ff-166bdff-cf087ad-0f1389</meta:generator>
  </office:meta>
</office:document-meta>
</file>